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4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5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feb88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3feb88" officeooo:paragraph-rsid="003feb88"/>
    </style:style>
    <style:style style:name="P31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32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4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4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4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4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4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4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5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P5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feb88" officeooo:paragraph-rsid="003feb88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style:style style:name="T10" style:family="text">
      <style:text-properties officeooo:rsid="0038a6f0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4">ID</text:p>
            </table:table-cell>
            <table:table-cell table:style-name="Table1.A1" office:value-type="string">
              <text:p text:style-name="P25">as a...</text:p>
            </table:table-cell>
            <table:table-cell table:style-name="Table1.A1" office:value-type="string">
              <text:p text:style-name="P25">I want to...</text:p>
            </table:table-cell>
            <table:table-cell table:style-name="Table1.A1" office:value-type="string">
              <text:p text:style-name="P25">so that...</text:p>
            </table:table-cell>
            <table:table-cell table:style-name="Table1.E1" office:value-type="string">
              <text:p text:style-name="P24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2" office:value-type="string">
            <text:p text:style-name="P3">I can interact with the simulation</text:p>
          </table:table-cell>
          <table:table-cell table:style-name="Table1.E12" office:value-type="string">
            <text:list xml:id="list2799111175" text:style-name="L1">
              <text:list-item>
                <text:p text:style-name="P31">JSBSim instance is created</text:p>
              </text:list-item>
              <text:list-item>
                <text:p text:style-name="P31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2" office:value-type="string">
            <text:p text:style-name="P14">researcher</text:p>
          </table:table-cell>
          <table:table-cell table:style-name="Table1.C12" office:value-type="string">
            <text:p text:style-name="P15">load an aircraft into a JSBSim instance</text:p>
          </table:table-cell>
          <table:table-cell table:style-name="Table1.D12" office:value-type="string">
            <text:p text:style-name="P15">I can simulate different aircraft</text:p>
          </table:table-cell>
          <table:table-cell table:style-name="Table1.E3" office:value-type="string">
            <text:list xml:id="list134046083017451" text:continue-numbering="true" text:style-name="L1">
              <text:list-item>
                <text:p text:style-name="P32">Aircraft configs can be loaded by name of aircraft</text:p>
              </text:list-item>
              <text:list-item>
                <text:p text:style-name="P32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2" office:value-type="string">
            <text:p text:style-name="P16">researcher</text:p>
          </table:table-cell>
          <table:table-cell table:style-name="Table1.C12" office:value-type="string">
            <text:p text:style-name="P17">set an aircraft’s initial conditions in the JSBSim simulation</text:p>
          </table:table-cell>
          <table:table-cell table:style-name="Table1.D12" office:value-type="string">
            <text:p text:style-name="P17">I can start the episode in the state I want</text:p>
          </table:table-cell>
          <table:table-cell table:style-name="Table1.E12" office:value-type="string">
            <text:list xml:id="list134047080840757" text:continue-numbering="true" text:style-name="L1">
              <text:list-item>
                <text:p text:style-name="P33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extract aircraft state information from JSBSim</text:p>
          </table:table-cell>
          <table:table-cell table:style-name="Table1.D12" office:value-type="string">
            <text:p text:style-name="P3">I can pass Agents state observatio<text:span text:style-name="T1">ns</text:span></text:p>
          </table:table-cell>
          <table:table-cell table:style-name="Table1.E12" office:value-type="string">
            <text:list xml:id="list134045779556792" text:continue-numbering="true" text:style-name="L1">
              <text:list-item>
                <text:p text:style-name="P34">Can call JSBSim with collection of desired variables and receive values back</text:p>
              </text:list-item>
              <text:list-item>
                <text:p text:style-name="P36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2" office:value-type="string">
            <text:p text:style-name="P4">researcher</text:p>
          </table:table-cell>
          <table:table-cell table:style-name="Table1.C12" office:value-type="string">
            <text:p text:style-name="P5">pass commands to JSBSim</text:p>
          </table:table-cell>
          <table:table-cell table:style-name="Table1.D12" office:value-type="string">
            <text:p text:style-name="P10">aircraft can be controlled</text:p>
          </table:table-cell>
          <table:table-cell table:style-name="Table1.E12" office:value-type="string">
            <text:list xml:id="list134046290093570" text:continue-numbering="true" text:style-name="L1">
              <text:list-item>
                <text:p text:style-name="P35">Can pass JSBSim collection of commands</text:p>
              </text:list-item>
              <text:list-item>
                <text:p text:style-name="P35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2" office:value-type="string">
            <text:p text:style-name="P18">researcher</text:p>
          </table:table-cell>
          <table:table-cell table:style-name="Table1.C12" office:value-type="string">
            <text:p text:style-name="P19">run a simulation while making state observations and passing commands at fixed intervals</text:p>
          </table:table-cell>
          <table:table-cell table:style-name="Table1.D12" office:value-type="string">
            <text:p text:style-name="P19">an RL agent can interact with the simulation as an MDP</text:p>
          </table:table-cell>
          <table:table-cell table:style-name="Table1.E12" office:value-type="string">
            <text:list xml:id="list134047735819573" text:continue-numbering="true" text:style-name="L1">
              <text:list-item>
                <text:p text:style-name="P38">Simulation timestep, and timesteps between observations are configurable</text:p>
              </text:list-item>
              <text:list-item>
                <text:p text:style-name="P39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2" office:value-type="string">
            <text:list xml:id="list134047163500914" text:continue-numbering="true" text:style-name="L1">
              <text:list-item>
                <text:p text:style-name="P40">A JsbSimEnv object can be queried for its state/action space <text:span text:style-name="T5">including</text:span> high and low limits</text:p>
              </text:list-item>
              <text:list-item>
                <text:p text:style-name="P41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2" office:value-type="string">
            <text:p text:style-name="P6">researcher</text:p>
          </table:table-cell>
          <table:table-cell table:style-name="Table1.C12" office:value-type="string">
            <text:p text:style-name="P9">create <text:span text:style-name="T11">framework to implement </text:span>JSBSim environments for various tasks</text:p>
          </table:table-cell>
          <table:table-cell table:style-name="Table1.D12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2" office:value-type="string">
            <text:list xml:id="list134047314371165" text:continue-numbering="true" text:style-name="L1">
              <text:list-item>
                <text:p text:style-name="P42"><text:span text:style-name="T11">Task module</text:span> specifies states/actions/rewards</text:p>
              </text:list-item>
              <text:list-item>
                <text:p text:style-name="P47">Task <text:span text:style-name="T11">module </text:span>provides initial conditions each episode reset</text:p>
              </text:list-item>
              <text:list-item>
                <text:p text:style-name="P43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2" office:value-type="string">
            <text:p text:style-name="P7">researcher</text:p>
          </table:table-cell>
          <table:table-cell table:style-name="Table1.C12" office:value-type="string">
            <text:p text:style-name="P10">visualise <text:span text:style-name="T3">aircraft</text:span> state</text:p>
          </table:table-cell>
          <table:table-cell table:style-name="Table1.D12" office:value-type="string">
            <text:p text:style-name="P10">I can understand what is going on</text:p>
          </table:table-cell>
          <table:table-cell table:style-name="Table1.E12" office:value-type="string">
            <text:list xml:id="list134047493616670" text:continue-numbering="true" text:style-name="L1">
              <text:list-item>
                <text:p text:style-name="P37">Aircraft position and velocities are visible</text:p>
              </text:list-item>
              <text:list-item>
                <text:p text:style-name="P37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2" office:value-type="string">
            <text:p text:style-name="P8">researcher</text:p>
          </table:table-cell>
          <table:table-cell table:style-name="Table1.C12" office:value-type="string">
            <text:p text:style-name="P11">visualise the aircraft current control surface positions and commanded positions</text:p>
          </table:table-cell>
          <table:table-cell table:style-name="Table1.D12" office:value-type="string">
            <text:p text:style-name="P11">I can understand how the aircraft is being controlled</text:p>
          </table:table-cell>
          <table:table-cell table:style-name="Table1.E12" office:value-type="string">
            <text:list xml:id="list134047251661070" text:continue-numbering="true" text:style-name="L1">
              <text:list-item>
                <text:p text:style-name="P44">Aircraft aileron, elevator, rudder, throttle positions and commanded positions are visible in the environment render.</text:p>
              </text:list-item>
              <text:list-item>
                <text:p text:style-name="P45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2" office:value-type="string">
            <text:p text:style-name="P22">researcher</text:p>
          </table:table-cell>
          <table:table-cell table:style-name="Table1.C12" office:value-type="string">
            <text:p text:style-name="P23">implement <text:span text:style-name="T12">a</text:span> task <text:span text:style-name="T12">module for</text:span> performing steady, level flight</text:p>
          </table:table-cell>
          <table:table-cell table:style-name="Table1.D12" office:value-type="string">
            <text:p text:style-name="P23">I can investigate agent performance on a relatively simple task</text:p>
          </table:table-cell>
          <table:table-cell table:style-name="Table1.E12" office:value-type="string">
            <text:list xml:id="list134047428253109" text:continue-numbering="true" text:style-name="L1">
              <text:list-item>
                <text:p text:style-name="P46">Module fully implemented according to TaskModule interface</text:p>
              </text:list-item>
              <text:list-item>
                <text:p text:style-name="P46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 table:formula="ooow:&lt;A12&gt;+1" office:value-type="float" office:value="12">
            <text:p text:style-name="P12">12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episode’s goal</text:p>
          </table:table-cell>
          <table:table-cell table:style-name="Table1.D13" office:value-type="string">
            <text:p text:style-name="P21">I can observe whether the agent is achieving the desired behaviour</text:p>
          </table:table-cell>
          <table:table-cell table:style-name="Table1.E13" office:value-type="string">
            <text:list xml:id="list134047318087033" text:continue-numbering="true" text:style-name="L1">
              <text:list-item>
                <text:p text:style-name="P48"><text:span text:style-name="T7">T</text:span>ask goal is visible <text:span text:style-name="T7">on plot</text:span></text:p>
              </text:list-item>
              <text:list-item>
                <text:p text:style-name="P49">Different TaskModules display appropriate goals</text:p>
              </text:list-item>
            </text:list>
          </table:table-cell>
        </table:table-row>
        <table:table-row>
          <table:table-cell table:style-name="Table1.A3" table:formula="ooow:&lt;A13&gt;+1" office:value-type="float" office:value="13">
            <text:p text:style-name="P12">13</text:p>
          </table:table-cell>
          <table:table-cell table:style-name="Table1.B15" office:value-type="string">
            <text:p text:style-name="P20">researcher</text:p>
          </table:table-cell>
          <table:table-cell table:style-name="Table1.C15" office:value-type="string">
            <text:p text:style-name="P21">visualise the aircraft graphically in a flight simulator</text:p>
          </table:table-cell>
          <table:table-cell table:style-name="Table1.D15" office:value-type="string">
            <text:p text:style-name="P21">Viewers can appreciate the agent.</text:p>
          </table:table-cell>
          <table:table-cell table:style-name="Table1.E15" office:value-type="string">
            <text:list xml:id="list134045780215436" text:continue-numbering="true" text:style-name="L1">
              <text:list-item>
                <text:p text:style-name="P49">FlightGear is launched and closed by the <text:span text:style-name="T8">render()</text:span> function</text:p>
              </text:list-item>
              <text:list-item>
                <text:p text:style-name="P49">FlightGear <text:span text:style-name="T10">shows</text:span> the <text:span text:style-name="T10">aircraft</text:span></text:p>
              </text:list-item>
            </text:list>
          </table:table-cell>
        </table:table-row>
        <text:soft-page-break/>
        <table:table-row>
          <table:table-cell table:style-name="Table1.A15" table:formula="ooow:&lt;A14&gt;+1" office:value-type="float" office:value="14">
            <text:p text:style-name="P12">14</text:p>
          </table:table-cell>
          <table:table-cell table:style-name="Table1.B15" office:value-type="string">
            <text:p text:style-name="P28">researcher</text:p>
          </table:table-cell>
          <table:table-cell table:style-name="Table1.C15" office:value-type="string">
            <text:p text:style-name="P30">see state and reward data on environment visualisations </text:p>
          </table:table-cell>
          <table:table-cell table:style-name="Table1.D15" office:value-type="string">
            <text:p text:style-name="P30">I can understand how much reward is being generated from the behaviour I observe</text:p>
          </table:table-cell>
          <table:table-cell table:style-name="Table1.E15" office:value-type="string">
            <text:list xml:id="list134046622273532" text:continue-numbering="true" text:style-name="L1">
              <text:list-item>
                <text:p text:style-name="P51">visualisations display current and cumulative reward</text:p>
              </text:list-item>
              <text:list-item>
                <text:p text:style-name="P51">visualisations show helpful properties such as airspeed textually</text:p>
              </text:list-item>
            </text:list>
          </table:table-cell>
        </table:table-row>
        <table:table-row>
          <table:table-cell table:style-name="Table1.A15" table:formula="ooow:&lt;A15&gt;+1" office:value-type="float" office:value="15">
            <text:p text:style-name="P12">15</text:p>
          </table:table-cell>
          <table:table-cell table:style-name="Table1.B16" office:value-type="string">
            <text:p text:style-name="P27">researcher</text:p>
          </table:table-cell>
          <table:table-cell table:style-name="Table1.C16" office:value-type="string">
            <text:p text:style-name="P29">use reward shaping in the environments</text:p>
          </table:table-cell>
          <table:table-cell table:style-name="Table1.D16" office:value-type="string">
            <text:p text:style-name="P29">its effects on agent learning speed can be investigated</text:p>
          </table:table-cell>
          <table:table-cell table:style-name="Table1.E16" office:value-type="string">
            <text:list xml:id="list134047778331635" text:continue-numbering="true" text:style-name="L1">
              <text:list-item>
                <text:p text:style-name="P50">Reward shaping is an environment option (True/False)</text:p>
              </text:list-item>
              <text:list-item>
                <text:p text:style-name="P50">Reward shaped with a potential-based function</text:p>
              </text:list-item>
              <text:list-item>
                <text:p text:style-name="P50">Correctly resets across episode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05T13:40:45.684969543</dc:date>
    <meta:editing-duration>P1DT7H56M49S</meta:editing-duration>
    <meta:editing-cycles>30</meta:editing-cycles>
    <meta:generator>LibreOffice/6.0.3.2$Linux_X86_64 LibreOffice_project/00m0$Build-2</meta:generator>
    <meta:document-statistic meta:table-count="1" meta:image-count="0" meta:object-count="0" meta:page-count="3" meta:paragraph-count="96" meta:word-count="544" meta:character-count="3402" meta:non-whitespace-character-count="2984"/>
  </office:meta>
</office:document-meta>
</file>